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d19" officeooo:paragraph-rsid="001c7d19"/>
    </style:style>
    <style:style style:name="P2" style:family="paragraph" style:parent-style-name="Standard" style:list-style-name="L1">
      <style:text-properties officeooo:rsid="001c7d19" officeooo:paragraph-rsid="001c7d19"/>
    </style:style>
    <style:style style:name="P3" style:family="paragraph" style:parent-style-name="Standard">
      <style:paragraph-properties style:writing-mode="lr-t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ki programowania wieloagentowego</text:p>
      <text:p text:style-name="P1"/>
      <text:list xml:id="list3453321483" text:style-name="L1">
        <text:list-item>
          <text:p text:style-name="P2">Teoria, przykłady, zastosowania platformy do tworzenia systemów wieloagentowych</text:p>
        </text:list-item>
        <text:list-item>
          <text:p text:style-name="P2">Fragmenty kodu (eksperymentować, modyfikować)</text:p>
        </text:list-item>
        <text:list-item>
          <text:p text:style-name="P2">Na koniec semestru – sprawozdanie drukowane</text:p>
        </text:list-item>
        <text:list-item>
          <text:p text:style-name="P2">10-15 stron (mało teorii, więcej kodu)</text:p>
        </text:list-item>
      </text:list>
      <text:p text:style-name="P1"/>
      <text:p text:style-name="P1"><text:a xlink:type="simple" xlink:href="https://www.oreilly.com/library/view/ios-5-programowanie/9781457175602/ch08s13.html" office:target-frame-name="_blank" xlink:show="new" text:style-name="Internet_20_link" text:visited-style-name="Visited_20_Internet_20_Link">https://www.oreilly.com/</text:a></text:p>
      <text:p text:style-name="P3"/>
      <text:p text:style-name="P3"><text:a xlink:type="simple" xlink:href="https://books.google.pl/books?id=pWpqCQAAQBAJ&amp;pg=PA17&amp;lpg=PA17&amp;dq=agent+system+delegat+model&amp;source=bl&amp;ots=wk00n21G9j&amp;sig=sKF0NcwIUPwXOeUZlTnNwWtrPRY&amp;hl=pl&amp;sa=X&amp;ved=2ahUKEwjP6aLvnqbeAhVpwIsKHRlwAK8Q6AEwD3oECAAQAQ#v=onepage&amp;q=agent%20system%20delegat%20model&amp;f=false" office:target-frame-name="_blank" xlink:show="new" text:style-name="Internet_20_link" text:visited-style-name="Visited_20_Internet_20_Link">https://books.google.pl/books?</text:a></text:p>
      <text:p text:style-name="P3"/>
      <text:p text:style-name="P3"><text:a xlink:type="simple" xlink:href="https://www.researchgate.net/publication/236621327_Koncepcja_zastosowania_XML_do_przetwarzania_danych_zebranych_przez_system_wykrywania_zaburzen_widzenia_barw" office:target-frame-name="_blank" xlink:show="new" text:style-name="Internet_20_link" text:visited-style-name="Visited_20_Internet_20_Link">https://www.researchgate.net/</text:a></text:p>
      <text:p text:style-name="P3"/>
      <text:p text:style-name="P3"><text:a xlink:type="simple" xlink:href="https://pl.python.org/docs/lib/markup.html" office:target-frame-name="_blank" xlink:show="new" text:style-name="Internet_20_link" text:visited-style-name="Visited_20_Internet_20_Link">https://pl.python.org/docs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02:29.248698984</meta:creation-date>
    <dc:date>2018-10-28T20:06:20.221829402</dc:date>
    <meta:editing-duration>PT3M5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34" meta:character-count="357" meta:non-whitespace-character-count="335"/>
  </office:meta>
</office:document-meta>
</file>